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2.3654in"/>
    </style:style>
    <style:style style:name="co3" style:family="table-column">
      <style:table-column-properties fo:break-before="auto" style:column-width="2.2673in"/>
    </style:style>
    <style:style style:name="co4" style:family="table-column">
      <style:table-column-properties fo:break-before="auto" style:column-width="2.8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1in" fo:break-before="auto" style:use-optimal-row-height="true"/>
    </style:style>
    <style:style style:name="ro3" style:family="table-row">
      <style:table-row-properties style:row-height="1.7307in" fo:break-before="auto" style:use-optimal-row-height="true"/>
    </style:style>
    <style:style style:name="ro4" style:family="table-row">
      <style:table-row-properties style:row-height="0.4854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T2-OLinuXino-Lime_IND_Rev_J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R_board_mounted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2, R13, 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0, R81, R82, R8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, R14, R50, R78, R85, 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9, R7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0, R31, R56, R60, R61, R62, R63, R6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3, R5, R6, R7, R43, R44, R45,</text:p>
            <text:p> R46, R65, R7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4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3, R58, R7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7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5, R27, R29, R35, R37, R40, R47,</text:p>
            <text:p> R49, R52, R54, R74, R84, R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1, R23, R36, R42, R48, R7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6, R5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8, R55, R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22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pF/NP0/5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1, C85, C175, C18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7pF/C0G/50VDC/5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6, C87, C90, C91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nF/X7R/50VDC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47, C113, C114, C115, C116, C143,</text:p>
            <text:p> C147, C16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X7R/50VDC/1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27, C128, C129, C131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0nF/10V/X5R/20%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60, C61, C63, C64, C76, C80, C93, C109,</text:p>
            <text:p> C110, C111, C120, C126, C167</text:p>
          </table:table-cell>
          <table:table-cell table:number-columns-repeated="1020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220nF/+80-20%/10VDC/Y5V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</text:p>
            <text:p> C11, C12, C13, C14, C16, C17, C18, C19,</text:p>
            <text:p> C20, C21, C22, C23, C24, C25, C26, C27,</text:p>
            <text:p> C28, C29, C30, C31, C32, C33, C34, C35,</text:p>
            <text:p> C36, C37, C38, C39, C40, C41, C42, C43,</text:p>
            <text:p> C44, C45, C46, C48, C49, C50, C51, C52,</text:p>
            <text:p> C53, C56, C57, C58, C65, C66, C67, C68,</text:p>
            <text:p> C69, C70, C71, C72, C73, C77, C78, C95,</text:p>
            <text:p> C100, C103, C104, C105, C106, C107,</text:p>
            <text:p> C121, C123, C137, C152, C156, C157,</text:p>
            <text:p> C162, C168, C17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/X7R/16VDC/10%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71, C173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2, C99, C133, C150, C153, C15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2, C138, C145, C158, C159,</text:p>
            <text:p> C160, C163</text:p>
          </table:table-cell>
          <table:table-cell table:number-columns-repeated="102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5, C79, C101, C102, C108, C117, C124,</text:p>
            <text:p> C130, C134, C135, C136, C142, C144,</text:p>
            <text:p> C146, C149</text:p>
          </table:table-cell>
          <table:table-cell table:number-columns-repeated="1020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74, C75, C92, C94, C96, C97, C98,</text:p>
            <text:p> C118, C119, C122, C125, C139, C140,</text:p>
            <text:p> C148, C151, C155, C164, C165, C166,</text:p>
            <text:p> C169, C172, C176, C177, C178, C179,</text:p>
            <text:p> C180, C181, C182, C184, C185, C186,</text:p>
            <text:p> C193, C19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</text:p>
          </table:table-cell>
          <table:table-cell office:value-type="string" calcext:value-type="string">
            <text:p>C187, C188, C189, C190, C201, C2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174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W(SOD-123)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0, L11, L12, L13, L14, L1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4, L5, L6, L7, L8, L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C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(SOT23-3)</text:p>
          </table:table-cell>
          <table:table-cell table:style-name="ce5" office:value-type="string" calcext:value-type="string">
            <text:p>N-MOS+DIODBSS138(SOT23-3)</text:p>
          </table:table-cell>
          <table:table-cell office:value-type="string" calcext:value-type="string">
            <text:p>FET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2, FET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U7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DS314DBVR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K4B4G1646E-BMMA0CV</text:p>
          </table:table-cell>
          <table:table-cell table:style-name="ce12" office:value-type="string" calcext:value-type="string">
            <text:p>H5TQ2G63BFR_MEM4G16D3EABG…</text:p>
          </table:table-cell>
          <table:table-cell table:style-name="ce3" office:value-type="string" calcext:value-type="string">
            <text:p>U1</text:p>
          </table:table-cell>
          <table:table-cell table:style-name="ce3"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N8710AI-EZK (industrial)</text:p>
          </table:table-cell>
          <table:table-cell table:style-name="ce3" office:value-type="string" calcext:value-type="string">
            <text:p>LAN8710A-EZC</text:p>
          </table:table-cell>
          <table:table-cell table:style-name="ce3" office:value-type="string" calcext:value-type="string">
            <text:p>U2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DA4510CTA</text:p>
          </table:table-cell>
          <table:table-cell office:value-type="string" calcext:value-type="string">
            <text:p>VDA2710NTA</text:p>
          </table:table-cell>
          <table:table-cell office:value-type="string" calcext:value-type="string">
            <text:p>U2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table:style-name="ce5" office:value-type="string" calcext:value-type="string">
            <text:p>HDMI-MC34931HDMI-SWM-19-OLD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LE-PAV16X-2x10-HIGH</text:p>
          </table:table-cell>
          <table:table-cell office:value-type="string" calcext:value-type="string">
            <text:p>ML20YA-V36P-2X10-LF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-PAV16X-2x20-HIGH</text:p>
          </table:table-cell>
          <table:table-cell office:value-type="string" calcext:value-type="string">
            <text:p>ML40YA-V36P-2X20-LF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table:style-name="ce5"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(LPJ4013EDNL)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FC-WPAPR-08-LF</text:p>
          </table:table-cell>
          <table:table-cell table:style-name="ce6" office:value-type="string" calcext:value-type="string">
            <text:p>MMC_CP_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table:style-name="ce6" office:value-type="string" calcext:value-type="string">
            <text:p>MINI_USB9-USB-OTG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-SUWH-4A-LF</text:p>
          </table:table-cell>
          <table:table-cell table:style-name="ce5"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W34-W16PR-220-LF/SIDE</text:p>
          </table:table-cell>
          <table:table-cell table:style-name="ce5"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-120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Closed/PH7_USB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USB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9:Opened/PH7_GPIO:Clos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B9/PH7_GPIO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5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88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7, R18, R20, R22, R24, R76, R87,</text:p>
            <text:p> R92, R10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, R38, R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5, R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3, R94, R9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41, C191, C19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0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CP121T-475I/TT)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22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5, U6, 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JVSIQ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(DF12(3.0)-40DS-0.5V(86))</text:p>
          </table:table-cell>
          <table:table-cell office:value-type="string" calcext:value-type="string">
            <text:p>FLASH_CON[DF12(3.0)-</text:p>
            <text:p>40DS-0.5V(86)]</text:p>
          </table:table-cell>
          <table:table-cell office:value-type="string" calcext:value-type="string">
            <text:p>FLASH_CONNECTOR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9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4-06-14">00/00/0000</text:date></text:span></text:p>
        </style:region-right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text:span text:style-name="MT2"><text:s/>of </text:span><text:span text:style-name="MT2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4T13:27:49.458550063</dc:date>
    <meta:editing-duration>PT5H43M32S</meta:editing-duration>
    <meta:editing-cycles>78</meta:editing-cycles>
    <meta:generator>LibreOffice/7.3.7.2$Linux_X86_64 LibreOffice_project/30$Build-2</meta:generator>
    <meta:document-statistic meta:table-count="1" meta:cell-count="408" meta:object-count="0"/>
  </office:meta>
</office:document-meta>
</file>